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08-2014</text:p>
      <text:p text:style-name="P44"><text:span text:style-name="T5">Maturín, </text:span><text:span text:style-name="Fuente_20_de_20_párrafo_20_predeter."><text:span text:style-name="T3">04</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Abril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06-2014</text:span><text:span text:style-name="T14"> </text:span><text:span text:style-name="T8">DE FECHA 25-03-2014</text:span></text:p>
      <text:p text:style-name="P36"/>
      <text:p text:style-name="P29"><text:span text:style-name="T8">OBJETO: </text:span><text:span text:style-name="T9">Procedimiento de Consulta de Precios Nº CEM-PC-02-01-0006-2014, para la la Adquisición de consumibles para impresoras y fotocopiadoras pertenecientes y de uso exclusivo de este Órgano Contralor correspondiente al año 2014</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CORPORACION OFFICE PREMIER 2000, C.A.<text:line-break/>- Oferta "B": MULTISERVICIOS LA MARCA,C.A<text:line-break/>- Oferta "C": SUMINISTROS Y EQUIPOS COPYVAN,C.A<text:line-break/>- Oferta "D": VILLA ELECTRONIC STORE, 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D"</text:p>
          </table:table-cell>
          <table:table-cell table:style-name="Tabla4.A2" office:value-type="string">
            <text:p text:style-name="P39">40</text:p>
          </table:table-cell>
          <table:table-cell table:style-name="Tabla4.A2" office:value-type="string">
            <text:p text:style-name="P40">10</text:p>
          </table:table-cell>
          <table:table-cell table:style-name="Tabla4.A2" office:value-type="string">
            <text:p text:style-name="P39">10</text:p>
          </table:table-cell>
          <table:table-cell table:style-name="Tabla4.E2" office:value-type="string">
            <text:p text:style-name="P43"><text:span text:style-name="T12">6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CORPORACION OFFICE PREMIER 2000, C.A.</text:span></text:p>
          </table:table-cell>
          <table:table-cell table:style-name="Tabla3.A3" office:value-type="string">
            <text:p text:style-name="P49">Oferta mas Economica<text:line-break/><text:line-break/>Monto oferta "A"</text:p>
          </table:table-cell>
          <table:table-cell table:style-name="Tabla3.A3" office:value-type="string">
            <text:p text:style-name="P49">473.876,02<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MULTISERVICIOS LA MARCA,C.A</text:span></text:p>
          </table:table-cell>
          <table:table-cell table:style-name="Tabla3.A3" office:value-type="string">
            <text:p text:style-name="P49">Oferta mas Economica<text:line-break/><text:line-break/>Monto oferta "B"</text:p>
          </table:table-cell>
          <table:table-cell table:style-name="Tabla3.A3" office:value-type="string">
            <text:p text:style-name="P49">473.876,02<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SUMINISTROS Y EQUIPOS COPYVAN,C.A</text:span></text:p>
          </table:table-cell>
          <table:table-cell table:style-name="Tabla3.A3" office:value-type="string">
            <text:p text:style-name="P49">Oferta mas Economica<text:line-break/><text:line-break/>Monto oferta "C"</text:p>
          </table:table-cell>
          <table:table-cell table:style-name="Tabla3.A3" office:value-type="string">
            <text:p text:style-name="P49">473.876,02<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D": VILLA ELECTRONIC STORE, C.A.</text:span></text:p>
          </table:table-cell>
          <table:table-cell table:style-name="Tabla3.A3" office:value-type="string">
            <text:p text:style-name="P49">Oferta mas Economica<text:line-break/><text:line-break/>Monto oferta "D"</text:p>
          </table:table-cell>
          <table:table-cell table:style-name="Tabla3.A3" office:value-type="string">
            <text:p text:style-name="P49">473.876,02<text:line-break/><text:line-break/><text:line-break/>473.876,02</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CORPORACION OFFICE PREMIER 2000,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MULTISERVICIOS LA MARCA,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SUMINISTROS Y EQUIPOS COPYVAN,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D"</text:p>
          </table:table-cell>
          <table:table-cell table:style-name="Tabla1.A2" office:value-type="string">
            <text:p text:style-name="P42">VILLA ELECTRONIC STORE, C.A.</text:p>
          </table:table-cell>
          <table:table-cell table:style-name="Tabla1.A2" office:value-type="string">
            <text:p text:style-name="P42">60</text:p>
          </table:table-cell>
          <table:table-cell table:style-name="Tabla1.A2" office:value-type="string">
            <text:p text:style-name="P42">40,00</text:p>
          </table:table-cell>
          <table:table-cell table:style-name="Tabla1.A1" office:value-type="string">
            <text:p text:style-name="P3">10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MULTISERVICIOS LA MARCA, C.A., SUMINISTROS Y EQUIPOS COPYVAN, C.A., VILLA ELECTRONICS STORE, C.A., CORPORACIÓN OFFICE PREMIER 2000, C.A.,quienes cuentan con reconocida experiencia en todo lo relacionado con suministro de consumibles, de las cuales solo VILLA ELECTRONICS STORE, C.A., presento oferta, de igual manera se efectuó la revisión y análisis de la documentación contenida en el expediente administrativo, a la luz de la normativa legal vigente, esta Dirección concluye que en el caso bajo análisis, las empresas participantes cumplen con las especificaciones técnicas establecidas en las invitaciones, ofreciendo calidad de servicio y tiempo de respuesta. Que los recaudos exigidos para la calificación legal aún y cuando no tienen puntuación, fueron presentados a cabalidad.<text:line-break/></text:p>
      <text:p text:style-name="P32"/>
      <text:p text:style-name="P27"/>
      <text:p text:style-name="P12">RECOMENDACIÓN:</text:p>
      <text:p text:style-name="P17">En atención al estudio y análisis legal, técnico y financiero realizado a la oferta presentada por la empresa antes señalada, y que existe disponibilidad presupuestaria y financiera, ésta Unidad Contratante determinó que la empresa VILLA ELECTRONICS STORE, C.A., califica como ganadora en el presente procedimiento de selección de contratistas, por ofrecer la unica oferta económica acompañado de excelente calidad en los productos  productos ofertados,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06-2014 para la Adquisición de consumibles para impresoras y fotocopiadoras pertenecientes y de uso exclusivo de este Órgano Contralor correspondiente al año 2014., a la empresa VILLA ELECTRONICS STORE, C.A., Rif  J-29890271-0 por un monto de CUATROCIENTOS SETENTA Y TRES MIL OCHOCIENTOS SETENTA Y SEIS CON DOS CÉNTIMOS (Bs 473.876,01).</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